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e26" officeooo:paragraph-rsid="00176e26"/>
    </style:style>
    <style:style style:name="P2" style:family="paragraph" style:parent-style-name="Standard" style:list-style-name="L1">
      <style:text-properties officeooo:paragraph-rsid="001b7883"/>
    </style:style>
    <style:style style:name="P3" style:family="paragraph" style:parent-style-name="Standard" style:list-style-name="L1">
      <style:text-properties officeooo:rsid="00176e26" officeooo:paragraph-rsid="00176e26"/>
    </style:style>
    <style:style style:name="P4" style:family="paragraph" style:parent-style-name="Standard" style:list-style-name="L1">
      <style:text-properties officeooo:rsid="00180bb9" officeooo:paragraph-rsid="001b49b7"/>
    </style:style>
    <style:style style:name="P5" style:family="paragraph" style:parent-style-name="Standard" style:list-style-name="L1">
      <style:text-properties fo:font-style="normal" officeooo:rsid="001954fa" officeooo:paragraph-rsid="001b49b7" style:font-style-asian="normal" style:font-style-complex="normal"/>
    </style:style>
    <style:style style:name="P6" style:family="paragraph" style:parent-style-name="Standard" style:list-style-name="L1">
      <style:text-properties fo:font-style="normal" officeooo:rsid="001b49b7" officeooo:paragraph-rsid="001b49b7" style:font-style-asian="normal" style:font-style-complex="normal"/>
    </style:style>
    <style:style style:name="P7" style:family="paragraph" style:parent-style-name="Standard" style:list-style-name="L1">
      <style:text-properties fo:font-style="normal" officeooo:rsid="001b7883" officeooo:paragraph-rsid="001b7883" style:font-style-asian="normal" style:font-style-complex="normal"/>
    </style:style>
    <style:style style:name="P8" style:family="paragraph" style:parent-style-name="Standard" style:list-style-name="L1">
      <style:text-properties fo:font-style="italic" officeooo:rsid="001b49b7" officeooo:paragraph-rsid="001b49b7" style:font-style-asian="italic" style:font-style-complex="italic"/>
    </style:style>
    <style:style style:name="P9" style:family="paragraph" style:parent-style-name="Standard" style:list-style-name="L1">
      <style:text-properties fo:font-style="italic" officeooo:rsid="001b7883" officeooo:paragraph-rsid="001b7883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54fa" style:font-style-asian="normal" style:font-style-complex="normal"/>
    </style:style>
    <style:style style:name="T3" style:family="text">
      <style:text-properties fo:font-style="normal" officeooo:rsid="001b7883" style:font-style-asian="normal" style:font-style-complex="normal"/>
    </style:style>
    <style:style style:name="T4" style:family="text">
      <style:text-properties fo:font-style="normal" officeooo:rsid="00208cb0" style:font-style-asian="normal" style:font-style-complex="normal"/>
    </style:style>
    <style:style style:name="T5" style:family="text">
      <style:text-properties fo:font-style="normal" officeooo:rsid="001d2a8b" style:font-style-asian="normal" style:font-style-complex="normal"/>
    </style:style>
    <style:style style:name="T6" style:family="text">
      <style:text-properties fo:font-style="normal" officeooo:rsid="00180bb9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54fa" style:font-style-asian="italic" style:font-style-complex="italic"/>
    </style:style>
    <style:style style:name="T9" style:family="text">
      <style:text-properties fo:font-style="italic" officeooo:rsid="00180bb9" style:font-style-asian="italic" style:font-style-complex="italic"/>
    </style:style>
    <style:style style:name="T10" style:family="text">
      <style:text-properties fo:font-style="italic" officeooo:rsid="00208cb0" style:font-style-asian="italic" style:font-style-complex="italic"/>
    </style:style>
    <style:style style:name="T11" style:family="text">
      <style:text-properties fo:font-style="italic" officeooo:rsid="001b7883" style:font-style-asian="italic" style:font-style-complex="italic"/>
    </style:style>
    <style:style style:name="T12" style:family="text">
      <style:text-properties fo:color="#800000"/>
    </style:style>
    <style:style style:name="T13" style:family="text">
      <style:text-properties fo:color="#800000" officeooo:rsid="00208cb0"/>
    </style:style>
    <style:style style:name="T14" style:family="text">
      <style:text-properties officeooo:rsid="001b7883"/>
    </style:style>
    <style:style style:name="T15" style:family="text">
      <style:text-properties officeooo:rsid="001d2a8b"/>
    </style:style>
    <style:style style:name="T16" style:family="text">
      <style:text-properties officeooo:rsid="00208cb0"/>
    </style:style>
    <style:style style:name="T17" style:family="text">
      <style:text-properties fo:color="#000000"/>
    </style:style>
    <style:style style:name="T18" style:family="text">
      <style:text-properties fo:color="#000000" officeooo:rsid="00208cb0"/>
    </style:style>
    <style:style style:name="T19" style:family="text">
      <style:text-properties officeooo:rsid="002306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a small example with STRUPH<text:span text:style-name="T19">Y</text:span>.py – a very short <text:span text:style-name="T14">overview</text:span></text:p>
      <text:p text:style-name="P1"/>
      <text:p text:style-name="P1"/>
      <text:list xml:id="list2060841339" text:style-name="L1">
        <text:list-item>
          <text:p text:style-name="P3">It is recommended to use Pyccel <text:a xlink:type="simple" xlink:href="https://github.com/pyccel/pyccel" text:style-name="Internet_20_link" text:visited-style-name="Visited_20_Internet_20_Link">https://github.com/pyccel/pyccel</text:a> for code acceleration. After cloning the repository and making sure that all dependencies are there, one can install pyccel with “<text:span text:style-name="T7">python3 -m pip install --user -e .</text:span>”. If one wants to work with pure Python, this step can be skipped.</text:p>
          <text:p text:style-name="P3"/>
        </text:list-item>
        <text:list-item>
          <text:p text:style-name="P4"><text:span text:style-name="T1">All inputs for a simulation are e.g. in “</text:span><text:span text:style-name="T7">simulation_0</text:span><text:span text:style-name="T10">5</text:span><text:span text:style-name="T8">042020_</text:span><text:span text:style-name="T10">1</text:span><text:span text:style-name="T1">”: </text:span><text:span text:style-name="T8">initial_conditions_MHD.py, initial_conditions_PIC.py, equilibrium_MHD.py, equilibrium_PIC.py</text:span><text:span text:style-name="T2"> and </text:span><text:span text:style-name="T8">parameters.py</text:span><text:span text:style-name="T2">.</text:span></text:p>
          <text:p text:style-name="P5"><text:s/></text:p>
        </text:list-item>
        <text:list-item>
          <text:p text:style-name="P6">The file <text:span text:style-name="T7">interface.py</text:span> <text:span text:style-name="T15">in hylife/ </text:span>collects all input files and distributes them to all subroutines. This means that you have to make sure that the link to the input files is correct. E.g.</text:p>
          <text:p text:style-name="P6"/>
          <text:p text:style-name="P8">import <text:span text:style-name="T12">simulation_0</text:span><text:span text:style-name="T13">5</text:span><text:span text:style-name="T12">042020_</text:span><text:span text:style-name="T13">1</text:span>.equilibrium_MHD as eq_mhd</text:p>
          <text:p text:style-name="P8">import <text:span text:style-name="T12">simulation_0</text:span><text:span text:style-name="T13">5</text:span><text:span text:style-name="T12">042020_</text:span><text:span text:style-name="T13">1</text:span>.equilibrium_PIC as eq_pic</text:p>
          <text:p text:style-name="P8">import <text:span text:style-name="T12">simulation_0</text:span><text:span text:style-name="T13">5</text:span><text:span text:style-name="T12">042020_</text:span><text:span text:style-name="T13">1</text:span>.initial_conditions_MHD as ini_mhd</text:p>
          <text:p text:style-name="P8">import <text:span text:style-name="T12">simulation_0</text:span><text:span text:style-name="T13">5</text:span><text:span text:style-name="T12">042020_</text:span><text:span text:style-name="T13">1</text:span>.initial_conditions_PIC as ini_pic</text:p>
          <text:p text:style-name="P8"/>
          <text:p text:style-name="P7">in lines <text:span text:style-name="T15">6</text:span>-<text:span text:style-name="T15">9</text:span>.</text:p>
          <text:p text:style-name="P8"/>
        </text:list-item>
        <text:list-item>
          <text:p text:style-name="P6">If you use <text:span text:style-name="T15">P</text:span>yccel, now is the time to apply it! For this you have to make sure <text:span text:style-name="T14">that</text:span> in the makefile the link to the input files is correct. E.g.</text:p>
          <text:p text:style-name="P6"/>
          <text:p text:style-name="P8">EQM := <text:span text:style-name="T12">simulation_0</text:span><text:span text:style-name="T13">5</text:span><text:span text:style-name="T12">042020_</text:span><text:span text:style-name="T13">1</text:span>/equilibrium_MHD</text:p>
          <text:p text:style-name="P8">EQP := <text:span text:style-name="T12">simulation_0</text:span><text:span text:style-name="T13">5</text:span><text:span text:style-name="T12">042020_</text:span><text:span text:style-name="T13">1</text:span><text:span text:style-name="T12">/</text:span>equilibrium_PIC</text:p>
          <text:p text:style-name="P8">ICM := <text:span text:style-name="T12">simulation_0</text:span><text:span text:style-name="T13">50</text:span><text:span text:style-name="T12">42020_</text:span><text:span text:style-name="T13">1</text:span>/initial_conditions_MHD</text:p>
          <text:p text:style-name="P8">ICP := <text:span text:style-name="T12">simulation_0</text:span><text:span text:style-name="T13">50</text:span><text:span text:style-name="T12">42020_</text:span><text:span text:style-name="T13">1</text:span><text:span text:style-name="T18">/</text:span><text:span text:style-name="T17">i</text:span>nitial_conditions_PIC</text:p>
          <text:p text:style-name="P6"/>
          <text:p text:style-name="P6"><text:span text:style-name="T14">in lines 14-17. </text:span>You can then generate the Fortran <text:span text:style-name="T15">and .so </text:span>files just by typing “<text:span text:style-name="T7">make</text:span>”. This may take a couple of minutes <text:span text:style-name="T15">(10-15 minutes for the first time)</text:span>.</text:p>
          <text:p text:style-name="P6"/>
        </text:list-item>
        <text:list-item>
          <text:p text:style-name="P7">Now everything is there to run the main code “STRUPH<text:span text:style-name="T16">Y</text:span>.py”. Again you have to make sure that the link to the input files is correct, i.e. </text:p>
          <text:p text:style-name="P7"/>
          <text:p text:style-name="P9">import <text:span text:style-name="T12">simulation_0</text:span><text:span text:style-name="T13">5</text:span><text:span text:style-name="T12">042020_</text:span><text:span text:style-name="T13">1</text:span>.parameters as pa <text:s text:c="3"/># name input folder here!</text:p>
          <text:p text:style-name="P9">identifier = '<text:span text:style-name="T12">simulation_0</text:span><text:span text:style-name="T13">5</text:span><text:span text:style-name="T12">042020_</text:span><text:span text:style-name="T13">1</text:span>' <text:s text:c="22"/># name input folder here!</text:p>
          <text:p text:style-name="P9"/>
          <text:p text:style-name="P2"><text:span text:style-name="T3">in lines 29 and 30. You can then run the code with “</text:span><text:span text:style-name="T11">python3 STRUPHY.py</text:span><text:span text:style-name="T3">”. This will </text:span><text:span text:style-name="T4">create the file “results_simulation_18052020_1.hdf5”</text:span><text:span text:style-name="T3"> </text:span><text:span text:style-name="T4">with </text:span><text:span text:style-name="T3">some </text:span><text:span text:style-name="T4">output </text:span><text:span text:style-name="T3">data in</text:span><text:span text:style-name="T5">to</text:span><text:span text:style-name="T3"> the folder </text:span><text:span text:style-name="T6">“</text:span><text:span text:style-name="T9">simulation_0</text:span><text:span text:style-name="T10">5</text:span><text:span text:style-name="T8">042020_</text:span><text:span text:style-name="T10">1</text:span><text:span text:style-name="T6">”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style:font-style-asian="normal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6T10:52:22.400597489</meta:creation-date>
    <dc:date>2020-07-21T11:07:56.562277621</dc:date>
    <meta:editing-duration>PT18M6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1" meta:paragraph-count="20" meta:word-count="275" meta:character-count="1963" meta:non-whitespace-character-count="1685"/>
  </office:meta>
</office:document-meta>
</file>